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jari Regular" svg:font-family="'Manjari Regular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5021in" fo:margin-left="-0.2583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5.0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style:font-name="Ubuntu" fo:font-size="44pt" fo:font-weight="bold" officeooo:rsid="001b45dc" officeooo:paragraph-rsid="001b45dc" style:font-name-asian="Noto Sans CJK SC" style:font-size-asian="44pt" style:font-weight-asian="bold" style:font-name-complex="Lohit Devanagari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44pt" officeooo:rsid="001b45dc" officeooo:paragraph-rsid="001b45dc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54pt" officeooo:rsid="001b45dc" officeooo:paragraph-rsid="001b45dc" style:font-size-asian="54pt" style:font-size-complex="54pt"/>
    </style:style>
    <style:style style:name="P4" style:family="paragraph" style:parent-style-name="Text_20_body">
      <style:paragraph-properties fo:text-align="center" style:justify-single-word="false"/>
      <style:text-properties style:font-name="Ubuntu" fo:font-size="44pt" fo:font-weight="bold" officeooo:rsid="001b45dc" officeooo:paragraph-rsid="001b45dc" style:font-name-asian="Noto Sans CJK SC" style:font-size-asian="44pt" style:font-weight-asian="bold" style:font-name-complex="Lohit Devanagari" style:font-size-complex="44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Ubuntu" fo:font-size="20pt" fo:font-weight="bold" officeooo:rsid="001b45dc" officeooo:paragraph-rsid="001b45dc" style:font-name-asian="Noto Sans CJK SC" style:font-size-asian="17.5pt" style:font-weight-asian="bold" style:font-name-complex="Lohit Devanagari" style:font-size-complex="20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Ubuntu" fo:font-size="20pt" fo:font-weight="bold" officeooo:rsid="001b45dc" officeooo:paragraph-rsid="0021631e" style:font-name-asian="Noto Sans CJK SC" style:font-size-asian="17.5pt" style:font-weight-asian="bold" style:font-name-complex="Lohit Devanagari" style:font-size-complex="20pt" style:font-weight-complex="bold"/>
    </style:style>
    <style:style style:name="P7" style:family="paragraph" style:parent-style-name="Text_20_body">
      <style:paragraph-properties fo:line-height="100%" fo:text-align="start" style:justify-single-word="false"/>
      <style:text-properties style:font-name="Ubuntu" fo:font-size="20pt" fo:font-weight="bold" officeooo:rsid="001b45dc" officeooo:paragraph-rsid="001cdb6b" style:font-name-asian="Noto Sans CJK SC" style:font-size-asian="17.5pt" style:font-weight-asian="bold" style:font-name-complex="Lohit Devanagari" style:font-size-complex="20pt" style:font-weight-complex="bold"/>
    </style:style>
    <style:style style:name="P8" style:family="paragraph" style:parent-style-name="Text_20_body">
      <style:paragraph-properties fo:line-height="70%" fo:text-align="start" style:justify-single-word="false"/>
      <style:text-properties style:font-name="Ubuntu" fo:font-size="20pt" fo:font-weight="bold" officeooo:rsid="0027874b" officeooo:paragraph-rsid="0027874b" style:font-name-asian="Noto Sans CJK SC" style:font-size-asian="17.5pt" style:font-weight-asian="bold" style:font-name-complex="Lohit Devanagari" style:font-size-complex="20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Ubuntu" fo:font-size="20pt" fo:font-weight="bold" officeooo:rsid="0028e03a" officeooo:paragraph-rsid="0028e03a" style:font-name-asian="Noto Sans CJK SC" style:font-size-asian="17.5pt" style:font-weight-asian="bold" style:font-name-complex="Lohit Devanagari" style:font-size-complex="20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Ubuntu" fo:font-size="20pt" fo:font-weight="bold" officeooo:rsid="002a034d" officeooo:paragraph-rsid="002a034d" style:font-name-asian="Noto Sans CJK SC" style:font-size-asian="17.5pt" style:font-weight-asian="bold" style:font-name-complex="Lohit Devanagari" style:font-size-complex="20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Ubuntu" fo:font-size="26pt" fo:font-weight="bold" officeooo:rsid="002a034d" officeooo:paragraph-rsid="002a034d" style:font-name-asian="Noto Sans CJK SC" style:font-size-asian="26pt" style:font-weight-asian="bold" style:font-name-complex="Lohit Devanagari" style:font-size-complex="26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Ubuntu" fo:font-size="24pt" fo:font-weight="bold" officeooo:rsid="002a034d" officeooo:paragraph-rsid="002a034d" style:font-name-asian="Noto Sans CJK SC" style:font-size-asian="24pt" style:font-weight-asian="bold" style:font-name-complex="Lohit Devanagari" style:font-size-complex="24pt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Ubuntu" fo:font-size="24pt" fo:font-weight="bold" officeooo:rsid="0028e03a" officeooo:paragraph-rsid="0028e03a" style:font-name-asian="Noto Sans CJK SC" style:font-size-asian="24pt" style:font-weight-asian="bold" style:font-name-complex="Lohit Devanagari" style:font-size-complex="24pt" style:font-weight-complex="bold"/>
    </style:style>
    <style:style style:name="P14" style:family="paragraph" style:parent-style-name="Text_20_body">
      <style:paragraph-properties fo:line-height="70%" fo:text-align="start" style:justify-single-word="false"/>
      <style:text-properties style:font-name="Ubuntu" fo:font-size="24pt" fo:font-weight="bold" officeooo:rsid="0027874b" officeooo:paragraph-rsid="0027874b" style:font-name-asian="Noto Sans CJK SC" style:font-size-asian="24pt" style:font-weight-asian="bold" style:font-name-complex="Lohit Devanagari" style:font-size-complex="24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Ubuntu" fo:font-size="16pt" fo:font-weight="bold" officeooo:rsid="002a034d" officeooo:paragraph-rsid="002a034d" style:font-name-asian="Noto Sans CJK SC" style:font-size-asian="16pt" style:font-weight-asian="bold" style:font-name-complex="Lohit Devanagari" style:font-size-complex="16pt" style:font-weight-complex="bold"/>
    </style:style>
    <style:style style:name="P16" style:family="paragraph" style:parent-style-name="Text_20_body">
      <style:paragraph-properties fo:text-align="start" style:justify-single-word="false"/>
      <style:text-properties officeooo:paragraph-rsid="001b45dc"/>
    </style:style>
    <style:style style:name="P17" style:family="paragraph" style:parent-style-name="Text_20_body">
      <style:paragraph-properties fo:text-align="start" style:justify-single-word="false"/>
      <style:text-properties style:font-name="Ubuntu" fo:font-size="15pt" fo:font-weight="normal" officeooo:rsid="001b45dc" officeooo:paragraph-rsid="001b45dc" style:font-name-asian="Noto Sans CJK SC" style:font-size-asian="15pt" style:font-weight-asian="normal" style:font-name-complex="Lohit Devanagari" style:font-size-complex="15pt" style:font-weight-complex="normal"/>
    </style:style>
    <style:style style:name="P18" style:family="paragraph" style:parent-style-name="Text_20_body">
      <style:paragraph-properties fo:line-height="70%" fo:text-align="start" style:justify-single-word="false"/>
      <style:text-properties style:font-name="Ubuntu" fo:font-size="15pt" fo:font-weight="normal" officeooo:rsid="001b45dc" officeooo:paragraph-rsid="0027874b" style:font-name-asian="Noto Sans CJK SC" style:font-size-asian="15pt" style:font-weight-asian="normal" style:font-name-complex="Lohit Devanagari" style:font-size-complex="15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Ubuntu" fo:font-size="15pt" fo:font-weight="normal" officeooo:rsid="001cdb6b" officeooo:paragraph-rsid="002a034d" style:font-name-asian="Noto Sans CJK SC" style:font-size-asian="15pt" style:font-weight-asian="normal" style:font-name-complex="Lohit Devanagari" style:font-size-complex="15pt" style:font-weight-complex="normal"/>
    </style:style>
    <style:style style:name="P20" style:family="paragraph" style:parent-style-name="Text_20_body">
      <style:paragraph-properties fo:line-height="70%" fo:text-align="start" style:justify-single-word="false"/>
      <style:text-properties style:font-name="Ubuntu" fo:font-size="15pt" fo:font-weight="normal" officeooo:rsid="0027874b" officeooo:paragraph-rsid="0027874b" style:font-name-asian="Noto Sans CJK SC" style:font-size-asian="15pt" style:font-weight-asian="normal" style:font-name-complex="Lohit Devanagari" style:font-size-complex="15pt" style:font-weight-complex="normal"/>
    </style:style>
    <style:style style:name="P21" style:family="paragraph" style:parent-style-name="Text_20_body">
      <style:paragraph-properties fo:line-height="70%" fo:text-align="start" style:justify-single-word="false"/>
      <style:text-properties style:font-name="Ubuntu" fo:font-size="15pt" fo:font-weight="normal" officeooo:rsid="0027874b" officeooo:paragraph-rsid="002872b0" style:font-name-asian="Noto Sans CJK SC" style:font-size-asian="15pt" style:font-weight-asian="normal" style:font-name-complex="Lohit Devanagari" style:font-size-complex="15pt" style:font-weight-complex="normal"/>
    </style:style>
    <style:style style:name="P22" style:family="paragraph" style:parent-style-name="Text_20_body">
      <style:paragraph-properties fo:line-height="70%" fo:text-align="start" style:justify-single-word="false"/>
      <style:text-properties style:font-name="Ubuntu" fo:font-size="15pt" fo:font-weight="normal" officeooo:rsid="0027874b" officeooo:paragraph-rsid="0028cdd3" style:font-name-asian="Noto Sans CJK SC" style:font-size-asian="15pt" style:font-weight-asian="normal" style:font-name-complex="Lohit Devanagari" style:font-size-complex="15pt" style:font-weight-complex="normal"/>
    </style:style>
    <style:style style:name="P23" style:family="paragraph" style:parent-style-name="Text_20_body">
      <style:paragraph-properties fo:line-height="70%" fo:text-align="start" style:justify-single-word="false"/>
      <style:text-properties style:font-name="Ubuntu" fo:font-size="15pt" fo:font-weight="normal" officeooo:rsid="0027874b" officeooo:paragraph-rsid="0028e03a" style:font-name-asian="Noto Sans CJK SC" style:font-size-asian="15pt" style:font-weight-asian="normal" style:font-name-complex="Lohit Devanagari" style:font-size-complex="15pt" style:font-weight-complex="normal"/>
    </style:style>
    <style:style style:name="P24" style:family="paragraph" style:parent-style-name="Text_20_body">
      <style:paragraph-properties fo:line-height="70%" fo:text-align="start" style:justify-single-word="false"/>
      <style:text-properties style:font-name="Ubuntu" fo:font-size="15pt" fo:font-weight="normal" officeooo:rsid="0028e03a" officeooo:paragraph-rsid="0028e03a" style:font-name-asian="Noto Sans CJK SC" style:font-size-asian="15pt" style:font-weight-asian="normal" style:font-name-complex="Lohit Devanagari" style:font-size-complex="15pt" style:font-weight-complex="normal"/>
    </style:style>
    <style:style style:name="P25" style:family="paragraph" style:parent-style-name="Text_20_body">
      <style:paragraph-properties fo:line-height="70%" fo:text-align="start" style:justify-single-word="false"/>
      <style:text-properties style:font-name="Ubuntu" fo:font-size="15pt" fo:font-weight="bold" officeooo:rsid="001b45dc" officeooo:paragraph-rsid="0027874b" style:font-name-asian="Noto Sans CJK SC" style:font-size-asian="15pt" style:font-weight-asian="bold" style:font-name-complex="Lohit Devanagari" style:font-size-complex="15pt" style:font-weight-complex="bold"/>
    </style:style>
    <style:style style:name="P26" style:family="paragraph" style:parent-style-name="Text_20_body">
      <style:paragraph-properties fo:line-height="70%" fo:text-align="start" style:justify-single-word="false"/>
      <style:text-properties style:font-name="Ubuntu" fo:font-size="15pt" fo:font-weight="bold" officeooo:rsid="0027874b" officeooo:paragraph-rsid="0027874b" style:font-name-asian="Noto Sans CJK SC" style:font-size-asian="15pt" style:font-weight-asian="bold" style:font-name-complex="Lohit Devanagari" style:font-size-complex="15pt" style:font-weight-complex="bold"/>
    </style:style>
    <style:style style:name="P27" style:family="paragraph" style:parent-style-name="Text_20_body">
      <style:paragraph-properties fo:line-height="70%" fo:text-align="start" style:justify-single-word="false"/>
      <style:text-properties style:font-name="Ubuntu" fo:font-size="15pt" fo:font-weight="bold" officeooo:rsid="0027874b" officeooo:paragraph-rsid="002872b0" style:font-name-asian="Noto Sans CJK SC" style:font-size-asian="15pt" style:font-weight-asian="bold" style:font-name-complex="Lohit Devanagari" style:font-size-complex="15pt" style:font-weight-complex="bold"/>
    </style:style>
    <style:style style:name="P28" style:family="paragraph" style:parent-style-name="Text_20_body">
      <style:paragraph-properties fo:line-height="70%" fo:text-align="start" style:justify-single-word="false"/>
      <style:text-properties style:font-name="Ubuntu" fo:font-size="15pt" fo:font-weight="bold" officeooo:rsid="0028cdd3" officeooo:paragraph-rsid="0028cdd3" style:font-name-asian="Noto Sans CJK SC" style:font-size-asian="15pt" style:font-weight-asian="bold" style:font-name-complex="Lohit Devanagari" style:font-size-complex="15pt" style:font-weight-complex="bold"/>
    </style:style>
    <style:style style:name="P29" style:family="paragraph" style:parent-style-name="Text_20_body">
      <style:paragraph-properties fo:line-height="70%" fo:text-align="start" style:justify-single-word="false"/>
      <style:text-properties officeooo:paragraph-rsid="0028e03a"/>
    </style:style>
    <style:style style:name="P30" style:family="paragraph" style:parent-style-name="Table_20_Contents">
      <style:paragraph-properties fo:text-align="center" style:justify-single-word="false"/>
      <style:text-properties style:font-name="Ubuntu" fo:font-size="20pt" officeooo:rsid="002a034d" officeooo:paragraph-rsid="002a034d" style:font-name-asian="Noto Sans CJK SC" style:font-size-asian="17.5pt" style:font-name-complex="Lohit Devanagari" style:font-size-complex="20pt"/>
    </style:style>
    <style:style style:name="P31" style:family="paragraph" style:parent-style-name="Table_20_Contents">
      <style:paragraph-properties fo:text-align="center" style:justify-single-word="false"/>
      <style:text-properties fo:color="#000080" style:font-name="Ubuntu" fo:font-size="20pt" officeooo:rsid="002a034d" officeooo:paragraph-rsid="002a034d" style:font-name-asian="Noto Sans CJK SC" style:font-size-asian="17.5pt" style:font-name-complex="Lohit Devanagari" style:font-size-complex="20pt"/>
    </style:style>
    <style:style style:name="P32" style:family="paragraph" style:parent-style-name="Table_20_Contents">
      <style:paragraph-properties fo:text-align="center" style:justify-single-word="false"/>
      <style:text-properties fo:color="#000080" style:font-name="Ubuntu" fo:font-size="20pt" style:font-name-asian="Noto Sans CJK SC" style:font-size-asian="17.5pt" style:font-name-complex="Lohit Devanagari" style:font-size-complex="20pt"/>
    </style:style>
    <style:style style:name="P33" style:family="paragraph">
      <style:paragraph-properties fo:margin-top="0.0791in" fo:margin-bottom="0.0791in" fo:text-align="center"/>
    </style:style>
    <style:style style:name="P34" style:family="paragraph">
      <loext:graphic-properties draw:fill-color="#ffffff"/>
      <style:paragraph-properties fo:margin-top="0.0791in" fo:margin-bottom="0.0791in" fo:text-align="center"/>
      <style:text-properties style:font-name="Manjari Regular" fo:font-size="16pt" fo:font-weight="bold" style:font-size-asian="16pt" style:font-weight-asian="bold" style:font-size-complex="16pt" style:font-weight-complex="bold"/>
    </style:style>
    <style:style style:name="P35" style:family="paragraph">
      <style:paragraph-properties fo:margin-top="0.0791in" fo:margin-bottom="0.0791in" fo:line-height="70%" fo:text-align="center"/>
    </style:style>
    <style:style style:name="P36" style:family="paragraph">
      <loext:graphic-properties draw:fill-color="#ffffff"/>
      <style:paragraph-properties fo:margin-top="0.0791in" fo:margin-bottom="0.0791in" fo:line-height="70%" fo:text-align="center"/>
      <style:text-properties style:font-name="Manjari Regular" fo:font-size="16pt" fo:font-weight="bold" style:font-size-asian="16pt" style:font-weight-asian="bold" style:font-size-complex="16pt" style:font-weight-complex="bold"/>
    </style:style>
    <style:style style:name="P37" style:family="paragraph">
      <loext:graphic-properties draw:fill-color="#000000"/>
      <style:paragraph-properties fo:text-align="center"/>
    </style:style>
    <style:style style:name="P38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874b" style:font-weight-asian="normal" style:font-weight-complex="normal"/>
    </style:style>
    <style:style style:name="T3" style:family="text">
      <style:text-properties style:font-name="Ubuntu"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font-name="Ubuntu" fo:font-size="15pt" fo:font-weight="normal" officeooo:rsid="001cdb6b" style:font-size-asian="15pt" style:font-weight-asian="normal" style:font-size-complex="15pt" style:font-weight-complex="normal"/>
    </style:style>
    <style:style style:name="T5" style:family="text">
      <style:text-properties style:font-name="Ubuntu" fo:font-size="15pt" fo:font-weight="normal" officeooo:rsid="001e8b61" style:font-size-asian="15pt" style:font-weight-asian="normal" style:font-size-complex="15pt" style:font-weight-complex="normal"/>
    </style:style>
    <style:style style:name="T6" style:family="text">
      <style:text-properties style:font-name="Ubuntu" fo:font-size="15pt" fo:font-weight="normal" officeooo:rsid="0021631e" style:font-size-asian="15pt" style:font-weight-asian="normal" style:font-size-complex="15pt" style:font-weight-complex="normal"/>
    </style:style>
    <style:style style:name="T7" style:family="text">
      <style:text-properties style:font-name="Ubuntu" fo:font-size="15pt" fo:font-weight="normal" officeooo:rsid="0027874b" style:font-name-asian="Noto Sans CJK SC" style:font-size-asian="15pt" style:font-weight-asian="normal" style:font-name-complex="Lohit Devanagari" style:font-size-complex="15pt" style:font-weight-complex="normal"/>
    </style:style>
    <style:style style:name="T8" style:family="text">
      <style:text-properties style:font-name="Ubuntu" fo:font-size="15pt" fo:font-weight="bold" officeooo:rsid="0027874b" style:font-name-asian="Noto Sans CJK SC" style:font-size-asian="15pt" style:font-weight-asian="bold" style:font-name-complex="Lohit Devanagari" style:font-size-complex="15pt" style:font-weight-complex="bold"/>
    </style:style>
    <style:style style:name="T9" style:family="text">
      <style:text-properties style:font-name="Ubuntu" fo:font-size="15pt" fo:font-weight="bold" officeooo:rsid="0028e03a" style:font-name-asian="Noto Sans CJK SC" style:font-size-asian="15pt" style:font-weight-asian="bold" style:font-name-complex="Lohit Devanagari" style:font-size-complex="15pt" style:font-weight-complex="bold"/>
    </style:style>
    <style:style style:name="T10" style:family="text">
      <style:text-properties style:font-name="Ubuntu" fo:font-size="15pt" style:font-size-asian="15pt" style:font-size-complex="15pt"/>
    </style:style>
    <style:style style:name="T11" style:family="text">
      <style:text-properties style:font-name="Ubuntu" fo:font-size="15pt" officeooo:rsid="0027874b" style:font-size-asian="15pt" style:font-size-complex="15pt"/>
    </style:style>
    <style:style style:name="T12" style:family="text">
      <style:text-properties style:font-name="Ubuntu" fo:font-size="15pt" officeooo:rsid="002872b0" style:font-size-asian="15pt" style:font-size-complex="15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872b0"/>
    </style:style>
    <style:style style:name="T15" style:family="text">
      <style:text-properties fo:color="#000000" style:font-name="Ubuntu" fo:font-size="15pt" style:text-underline-style="none" fo:font-weight="normal" officeooo:rsid="0027874b" style:font-name-asian="Noto Sans CJK SC" style:font-size-asian="15pt" style:font-weight-asian="normal" style:font-name-complex="Lohit Devanagari" style:font-size-complex="15pt" style:font-weight-complex="normal"/>
    </style:style>
    <style:style style:name="T16" style:family="text">
      <style:text-properties fo:color="#000000" style:font-name="Ubuntu" fo:font-size="15pt" fo:language="zxx" fo:country="none" style:text-underline-style="none" fo:font-weight="normal" officeooo:rsid="0027874b" style:font-name-asian="Noto Sans CJK SC" style:font-size-asian="15pt" style:language-asian="zxx" style:country-asian="none" style:font-weight-asian="normal" style:font-name-complex="Lohit Devanagari" style:font-size-complex="15pt" style:language-complex="zxx" style:country-complex="none" style:font-weight-complex="normal"/>
    </style:style>
    <style:style style:name="T17" style:family="text">
      <style:text-properties officeooo:rsid="002a034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style:font-name="Manjari Regular" fo:font-size="16pt" fo:font-weight="bold" style:font-size-asian="16pt" style:font-weight-asian="bold" style:font-size-complex="16pt" style:font-weight-complex="bol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361in" fo:min-width="1.2457in" fo:padding-bottom="-0.079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4417in" fo:min-width="1.398in" fo:padding-bottom="-0.078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4909in" fo:min-width="1.439in" fo:padding-bottom="-0.079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6453in" fo:min-width="1.7445in" fo:padding-bottom="-0.079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4417in" fo:min-width="1.2465in" fo:padding-bottom="-0.078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6575in" fo:min-width="1.5827in" fo:padding-bottom="-0.079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5429in" fo:min-width="1.3866in" fo:padding-bottom="-0.078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age Processing</text:p>
      <text:p text:style-name="P2">Project Delivery</text:p>
      <text:h text:style-name="P1" text:outline-level="1"/>
      <text:h text:style-name="P1" text:outline-level="1">Image-Enhancement</text:h>
      <text:p text:style-name="P4"/>
      <text:p text:style-name="P4"/>
      <text:p text:style-name="P5">Team members:</text:p>
      <text:p text:style-name="P5"/>
      <text:p text:style-name="P5">Ahmed Mahmoud AbdelMonaem <text:s text:c="8"/>1 <text:s text:c="12"/>6</text:p>
      <text:p text:style-name="P5">Ali Khaled Mohamed <text:s text:c="31"/>1 <text:s text:c="11"/>35</text:p>
      <text:p text:style-name="P5">Aly Ramzy Hassan Aly <text:s text:c="29"/>1 <text:s text:c="11"/>36</text:p>
      <text:p text:style-name="P5">Philopateer Nabil Atia <text:s text:c="28"/>2 <text:s text:c="12"/>4</text:p>
      <text:p text:style-name="P5"/>
      <text:p text:style-name="P5"/>
      <text:p text:style-name="P5"/>
      <text:p text:style-name="P5"/>
      <text:p text:style-name="P5"><text:soft-page-break/>Introduction:</text:p>
      <text:p text:style-name="P7"><text:span text:style-name="T3"><text:tab/>Image enhancement techniques are aimed at realizing improvement in the quality of a given image. The result is another image that demonstrates certain features in a manner that is better in some sense as c</text:span><text:span text:style-name="T4">o</text:span><text:span text:style-name="T3">m</text:span><text:span text:style-name="T4">p</text:span><text:span text:style-name="T3">ared to their appearance in the original image. </text:span></text:p>
      <text:p text:style-name="P7"><text:span text:style-name="T4">In this paper we propose different algorithms, each one enhance different feature for a given image, each one is adaptive and has its own parameters that enable it to specify accuretly when to apply and if it’s applied, it can achieve </text:span><text:span text:style-name="T5">the best results.</text:span></text:p>
      <text:p text:style-name="P7"><text:span text:style-name="T5"/></text:p>
      <text:p text:style-name="P7"><text:span text:style-name="T5">- </text:span><text:span text:style-name="T6">The proposed algorithms can be summarized in the following graph:</text:span></text:p>
      <text:p text:style-name="P7"><text:span text:style-name="T6"/></text:p>
      <text:p text:style-name="P7"><draw:custom-shape text:anchor-type="paragraph" draw:z-index="0" draw:name="Shape1" draw:style-name="gr1" draw:text-style-name="P34" svg:width="1.285in" svg:height="0.4004in" svg:x="-0.0335in" svg:y="0.4665in"><text:p text:style-name="P33"><text:span text:style-name="T19">Input Im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3" draw:text-style-name="P34" svg:width="1.4823in" svg:height="0.4543in" svg:x="2.328in" svg:y="0.4346in"><text:p text:style-name="P33"><text:span text:style-name="T19">Denois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7" draw:text-style-name="P34" svg:width="1.437in" svg:height="0.5142in" svg:x="4.8972in" svg:y="0.3953in"><text:p text:style-name="P33"><text:span text:style-name="T19">Dehaz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5"/></text:p>
      <text:p text:style-name="P7"><draw:line text:anchor-type="paragraph" draw:z-index="8" draw:name="Shape2" draw:style-name="gr8" draw:text-style-name="P37" svg:x1="1.2516in" svg:y1="0.328in" svg:x2="2.328in" svg:y2="0.328in"><text:p/></draw:line><draw:line text:anchor-type="paragraph" draw:z-index="10" draw:name="Shape3" draw:style-name="gr9" draw:text-style-name="P38" svg:x1="5.6146in" svg:y1="0.5724in" svg:x2="5.6146in" svg:y2="1.1063in"><text:p/></draw:line><draw:line text:anchor-type="paragraph" draw:z-index="9" draw:name="Shape2" draw:style-name="gr9" draw:text-style-name="P38" svg:x1="3.8094in" svg:y1="0.328in" svg:x2="4.8866in" svg:y2="0.328in"><text:p/></draw:line><text:span text:style-name="T5"/></text:p>
      <text:p text:style-name="P17"/>
      <text:p text:style-name="P16"><draw:custom-shape text:anchor-type="paragraph" draw:z-index="1" draw:name="Shape1" draw:style-name="gr2" draw:text-style-name="P34" svg:width="1.437in" svg:height="0.4016in" svg:x="2.4571in" svg:y="1.5543in"><text:p text:style-name="P33"><text:span text:style-name="T19">Output Imag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4" draw:text-style-name="P34" svg:width="1.8059in" svg:height="0.6268in" svg:x="4.7472in" svg:y="0.3984in"><text:p text:style-name="P33"><text:span text:style-name="T19">Color-Balanc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6" draw:text-style-name="P36" svg:width="1.6441in" svg:height="0.6394in" svg:x="2.2693in" svg:y="0.398in"><text:p text:style-name="P35"><text:span text:style-name="T19">Low-Light</text:span></text:p><text:p text:style-name="P35"><text:span text:style-name="T19">Enhance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3" draw:text-style-name="P34" svg:width="1.4823in" svg:height="0.4543in" svg:x="-0.1264in" svg:y="1.5693in"><text:p text:style-name="P33"><text:span text:style-name="T19">Denois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" draw:name="Shape2" draw:style-name="gr9" draw:text-style-name="P38" svg:x1="4.7472in" svg:y1="0.7209in" svg:x2="3.9134in" svg:y2="0.7209in"><text:p/></draw:line><draw:line text:anchor-type="paragraph" draw:z-index="12" draw:name="Shape2" draw:style-name="gr9" draw:text-style-name="P38" svg:x1="2.2697in" svg:y1="0.7209in" svg:x2="1.2626in" svg:y2="0.7209in"><text:p/></draw:line><draw:custom-shape text:anchor-type="paragraph" draw:z-index="4" draw:name="Shape1" draw:style-name="gr5" draw:text-style-name="P34" svg:width="1.2858in" svg:height="0.4016in" svg:x="-0.022in" svg:y="0.4799in"><text:p text:style-name="P33"><text:span text:style-name="T19">Sharpening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" draw:name="Shape3" draw:style-name="gr9" draw:text-style-name="P38" svg:x1="0.6in" svg:y1="0.8811in" svg:x2="0.6in" svg:y2="1.5693in"><text:p/></draw:line><draw:line text:anchor-type="paragraph" draw:z-index="14" draw:name="Shape2" draw:style-name="gr8" draw:text-style-name="P37" svg:x1="1.3555in" svg:y1="1.7862in" svg:x2="2.4319in" svg:y2="1.7862in"><text:p/></draw:lin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text:soft-page-break/>Algorithms:</text:p>
      <text:p text:style-name="P10"/>
      <text:p text:style-name="P10"><text:span text:style-name="T18">Denoising: </text:span><text:span text:style-name="T4">Multiresolution Bilateral Filtering for Image Denoising with wavelet coefficients</text:span></text:p>
      <text:p text:style-name="P10"><text:span text:style-name="T4"/></text:p>
      <text:p text:style-name="P15">Dehazing: <text:s/><text:span text:style-name="T4">Fast Image Dehazing Using Improved Dark Channel Prior</text:span></text:p>
      <text:p text:style-name="P15"><text:span text:style-name="T4"/></text:p>
      <text:p text:style-name="P15">Color-Balancing: <text:s/><text:span text:style-name="T4">data-driven new method for estimating the illumination’s R, G, B components, that can be implemented as part of a camera ISP pipeline.</text:span></text:p>
      <text:p text:style-name="P15"><text:span text:style-name="T4"/></text:p>
      <text:p text:style-name="P15">Low-Light Enhancement: <text:s/><text:span text:style-name="T4">Simple Nonlinearity Upgradation Based</text:span></text:p>
      <text:p text:style-name="P19"><text:s/>Method of Enhancing Low Light Images</text:p>
      <text:p text:style-name="P1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><text:soft-page-break/>Experimental Results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Work Division: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Name</text:p>
          </table:table-cell>
          <table:table-cell table:style-name="Table1.B1" office:value-type="string">
            <text:p text:style-name="P32"><text:span text:style-name="T17">Work Load</text:span></text:p>
          </table:table-cell>
        </table:table-row>
        <table:table-row>
          <table:table-cell table:style-name="Table1.A2" office:value-type="string">
            <text:p text:style-name="P30">Ahmed Mahmoud</text:p>
          </table:table-cell>
          <table:table-cell table:style-name="Table1.B2" office:value-type="string">
            <text:p text:style-name="P30">Dehazing, Color-Balancing</text:p>
          </table:table-cell>
        </table:table-row>
        <table:table-row>
          <table:table-cell table:style-name="Table1.A2" office:value-type="string">
            <text:p text:style-name="P30">Aly Ramzy</text:p>
          </table:table-cell>
          <table:table-cell table:style-name="Table1.B2" office:value-type="string">
            <text:p text:style-name="P30">Low Light Enhancement, Sharpening </text:p>
          </table:table-cell>
        </table:table-row>
        <table:table-row>
          <table:table-cell table:style-name="Table1.A2" office:value-type="string">
            <text:p text:style-name="P30">Ali Khaled </text:p>
          </table:table-cell>
          <table:table-cell table:style-name="Table1.B2" office:value-type="string">
            <text:p text:style-name="P30">Bilteral Filter, Cython</text:p>
          </table:table-cell>
        </table:table-row>
        <table:table-row>
          <table:table-cell table:style-name="Table1.A2" office:value-type="string">
            <text:p text:style-name="P30">Philopateer Nabil</text:p>
          </table:table-cell>
          <table:table-cell table:style-name="Table1.B2" office:value-type="string">
            <text:p text:style-name="P30">Denoising, GUI</text:p>
          </table:table-cell>
        </table:table-row>
      </table:table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4">References:</text:p>
      <text:p text:style-name="P8"/>
      <text:p text:style-name="P18"><text:span text:style-name="T13">[1] </text:span><text:s/>Noy Cohen, <text:s/>EE368 Digital Image Processing, Spring 2011 – Project</text:p>
      <text:p text:style-name="P18"><text:s/>Summary, Electrical <text:s/>Engineering Department, Stanford University</text:p>
      <text:p text:style-name="P25">A Color Balancing Algorithm for Cameras</text:p>
      <text:p text:style-name="P18"/>
      <text:p text:style-name="P20"><text:span text:style-name="T13">[2]</text:span> Haoran Xu, Jianming Guo, Qing Liu, and Lingli Ye, 2012 IEEE</text:p>
      <text:p text:style-name="P20"><text:s/>International Conference on Information Science and Technology</text:p>
      <text:p text:style-name="P20">Wuhan, Hubei, China, <text:span text:style-name="T13">Fast Image Dehazing Using Improved Dark</text:span></text:p>
      <text:p text:style-name="P26"><text:s/>Channel Prior</text:p>
      <text:p text:style-name="P26"/>
      <text:p text:style-name="P20"><text:span text:style-name="T13">[3] </text:span>Fang Li, Jinyong Wu, Yike Wang, Yong Zhao and Xing Zhang, 2012</text:p>
      <text:p text:style-name="P20"><text:s/>IEEE fifth International Conference on Advanced Computational</text:p>
      <text:p text:style-name="P20"><text:s/>Intelligence(ICACI) October 18-20, 2012 Nanjing, Jiangsu, China</text:p>
      <text:p text:style-name="P26">A Color Cast Detection Algorithm of Robust Performance</text:p>
      <text:p text:style-name="P26"/>
      <text:p text:style-name="P27">[4] <text:span text:style-name="T1">Sharafat Hossain, Masud An Nur Fahim,Nurun Nahar Jui, Md.</text:span></text:p>
      <text:p text:style-name="P21"><text:s/>Tarifuzzaman, 2019 IEEE canadian conference of Electrical and</text:p>
      <text:p text:style-name="P27"><text:span text:style-name="T1"><text:s/>Computer Engineering, </text:span><text:span text:style-name="T14">A Simple Nonlinearity Upgradation Based</text:span></text:p>
      <text:p text:style-name="P27"><text:span text:style-name="T14"><text:s/>Method </text:span>of Enhancing Low Light Images</text:p>
      <text:p text:style-name="P27"/>
      <text:p text:style-name="P28">[5] <text:span text:style-name="T2">Jun Mao, Uthai Phommasak, Shinya Watanabe and Hiroyuki</text:span></text:p>
      <text:p text:style-name="P22"><text:s/>Shioya College of Computer Science and Technology, Henan</text:p>
      <text:p text:style-name="P22"><text:s/>Polytechnic University, 2001, Century Avenue, Jiaozuo (454003),</text:p>
      <text:p text:style-name="P23"><text:s/>Henan, P.R. China <text:span text:style-name="T13">Detecting Foggy Images and Estimating the Haze</text:span></text:p>
      <text:p text:style-name="P23"><text:span text:style-name="T13"><text:s/>Degree Factor</text:span></text:p>
      <text:p text:style-name="P23"/>
      <text:p text:style-name="P29"><text:span text:style-name="T9">[6] </text:span><text:a xlink:type="simple" xlink:href="https://www.ncbi.nlm.nih.gov/pubmed/?term=Zhang%20M%5BAuthor%5D&amp;cauthor=true&amp;cauthor_uid=19004705" text:style-name="Internet_20_link" text:visited-style-name="Visited_20_Internet_20_Link"><text:span text:style-name="T15">Ming Zhang</text:span></text:a><text:span text:style-name="T7"> and </text:span><text:span text:style-name="T16">Bahadir K. Gunturk, IEEE Trans Image Process.</text:span></text:p>
      <text:p text:style-name="P29"><text:span text:style-name="T7"><text:s/>2008 Dec; 17(12): 2324–2333.,</text:span><text:span text:style-name="T13"> </text:span><text:span text:style-name="T8">Multiresolution Bilateral Filtering for</text:span></text:p>
      <text:p text:style-name="P29"><text:span text:style-name="T8"><text:s/>Image Denoising</text:span></text:p>
      <text:p text:style-name="P29"><text:span text:style-name="T13"/></text:p>
      <text:p text:style-name="P2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jari Regular" svg:font-family="'Manjari Regular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top="0in" fo:margin-bottom="0.0972in" loext:contextual-spacing="false" fo:line-height="115%" fo:background-color="transparent" style:shadow="non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3:24:04.015035479</meta:creation-date>
    <dc:date>2019-12-16T19:18:41.921516824</dc:date>
    <meta:editing-duration>PT14M3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6" meta:paragraph-count="54" meta:word-count="384" meta:character-count="2768" meta:non-whitespace-character-count="2271"/>
  </office:meta>
</office:document-meta>
</file>